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100000000000008000000080E784916F823F67D3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end="線の終点_20_4" draw:marker-end-width="0.3cm" draw:fill="none" draw:textarea-vertical-align="middle"/>
    </style:style>
    <style:style style:name="gr19" style:family="graphic" style:parent-style-name="objectwithoutfill">
      <style:graphic-properties draw:marker-end="線の終点_20_6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25" style:family="graphic" style:parent-style-name="objectwithoutfill">
      <style:graphic-properties svg:stroke-width="0cm" draw:marker-end="線の終点_20_7" draw:fill="none" draw:textarea-vertical-align="middle"/>
    </style:style>
    <style:style style:name="gr26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30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31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4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38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39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40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41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6cm" fo:min-width="0.30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cm" fo:min-width="4.461cm"/>
      <style:paragraph-properties style:writing-mode="lr-tb"/>
    </style:style>
    <style:style style:name="gr45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46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47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49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50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51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4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4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6cm" fo:min-width="0.4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396cm"/>
      <style:paragraph-properties style:writing-mode="lr-tb"/>
    </style:style>
    <style:style style:name="gr57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6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7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6cm" fo:min-width="2.695cm" fo:padding-top="0.125cm" fo:padding-bottom="0.125cm" fo:padding-left="0.25cm" fo:padding-right="0.25cm" fo:wrap-option="wrap"/>
    </style:style>
    <style:style style:name="gr77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7cm" fo:min-width="4.55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" fo:font-size="14pt" style:font-name-asian="メイリオ1" style:font-size-asian="14pt"/>
    </style:style>
    <style:style style:name="P3" style:family="paragraph">
      <style:paragraph-properties fo:text-align="center"/>
      <style:text-properties fo:color="#383d3c" loext:opacity="100%" style:font-name="Meiryo UI" fo:font-size="14pt" style:font-name-asian="メイリオ1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" fo:font-size="14pt" style:font-name-asian="メイリオ1" style:font-size-asian="14pt"/>
    </style:style>
    <style:style style:name="P5" style:family="paragraph">
      <style:paragraph-properties fo:text-align="center" style:writing-mode="lr-tb"/>
      <style:text-properties fo:color="#383d3c" loext:opacity="100%" style:font-name="Meiryo UI" fo:font-size="14pt" style:font-name-asian="メイリオ1" style:font-size-asian="14pt"/>
    </style:style>
    <style:style style:name="P6" style:family="paragraph">
      <loext:graphic-properties draw:fill="none"/>
      <style:paragraph-properties fo:text-align="center"/>
      <style:text-properties fo:color="#383d3c" loext:opacity="100%" style:font-name="Meiryo UI" fo:font-size="14pt" style:font-name-asian="メイリオ1" style:font-size-asian="14pt"/>
    </style:style>
    <style:style style:name="P7" style:family="paragraph">
      <loext:graphic-properties draw:fill="none" draw:fill-color="#ffffff"/>
      <style:paragraph-properties style:writing-mode="lr-tb"/>
      <style:text-properties style:font-name="メイリオ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style:font-name="Meiryo UI" fo:font-size="14pt" style:font-name-asian="メイリオ1" style:font-size-asian="14pt"/>
    </style:style>
    <style:style style:name="P10" style:family="paragraph">
      <loext:graphic-properties draw:fill="none"/>
      <style:paragraph-properties fo:text-align="center"/>
      <style:text-properties style:font-name="Meiryo UI" fo:font-size="14pt" style:font-name-asian="メイリオ1" style:font-size-asian="14pt"/>
    </style:style>
    <style:style style:name="P11" style:family="paragraph">
      <loext:graphic-properties draw:fill="none" draw:fill-color="#ffffff"/>
      <style:paragraph-properties style:writing-mode="lr-tb"/>
      <style:text-properties fo:color="#cccccc" loext:opacity="100%" style:font-name="Meiryo UI" fo:font-size="96pt" style:font-name-asian="メイリオ1" style:font-size-asian="14pt"/>
    </style:style>
    <style:style style:name="P12" style:family="paragraph">
      <loext:graphic-properties draw:fill-color="#00a933" draw:opacity="100%"/>
      <style:paragraph-properties fo:text-align="center"/>
      <style:text-properties style:font-name="Meiryo UI" fo:font-size="14pt" style:font-name-asian="メイリオ1" style:font-size-asian="14pt"/>
    </style:style>
    <style:style style:name="P13" style:family="paragraph">
      <loext:graphic-properties draw:fill="bitmap" draw:fill-color="#00a933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14" style:family="paragraph">
      <loext:graphic-properties draw:fill-color="#2a6099" draw:opacity="100%"/>
      <style:paragraph-properties fo:text-align="center"/>
      <style:text-properties style:font-name="Meiryo UI" fo:font-size="14pt" style:font-name-asian="メイリオ1" style:font-size-asian="14pt"/>
    </style:style>
    <style:style style:name="P15" style:family="paragraph">
      <loext:graphic-properties draw:fill="bitmap" draw:fill-color="#2a6099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16" style:family="paragraph">
      <style:paragraph-properties fo:line-height="200%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-color="#ff0000" draw:opacity="100%"/>
      <style:paragraph-properties fo:text-align="center"/>
      <style:text-properties style:font-name="Meiryo UI" fo:font-size="14pt" style:font-name-asian="メイリオ1" style:font-size-asian="14pt"/>
    </style:style>
    <style:style style:name="P19" style:family="paragraph">
      <loext:graphic-properties draw:fill="bitmap" draw:fill-color="#ff0000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20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21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22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23" style:family="paragraph">
      <loext:graphic-properties draw:fill="none" draw:fill-color="#ffffff"/>
      <style:paragraph-properties style:writing-mode="lr-tb"/>
      <style:text-properties style:font-name="Meiryo UI" fo:font-size="14pt" fo:font-weight="normal" style:font-name-asian="メイリオ1" style:font-size-asian="14pt" style:font-weight-asian="normal" style:font-weight-complex="normal"/>
    </style:style>
    <style:style style:name="P24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2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6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30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3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T1" style:family="text">
      <style:text-properties fo:color="#383d3c" loext:opacity="100%" style:font-name="Meiryo UI" fo:font-size="14pt" style:font-name-asian="メイリオ1" style:font-size-asian="14pt"/>
    </style:style>
    <style:style style:name="T2" style:family="text">
      <style:text-properties style:font-name="メイリオ" fo:font-size="14pt" style:font-size-asian="14pt" style:font-size-complex="14pt"/>
    </style:style>
    <style:style style:name="T3" style:family="text">
      <style:text-properties style:font-name="メイリオ" fo:font-size="14pt" style:font-name-asian="メイリオ" style:font-size-asian="14pt" style:font-size-complex="14pt"/>
    </style:style>
    <style:style style:name="T4" style:family="text">
      <style:text-properties style:font-name="Meiryo UI" fo:font-size="14pt" style:font-name-asian="メイリオ1" style:font-size-asian="14pt"/>
    </style:style>
    <style:style style:name="T5" style:family="text">
      <style:text-properties fo:color="#cccccc" loext:opacity="100%" style:font-name="Meiryo UI" fo:font-size="96pt" style:font-name-asian="メイリオ1" style:font-size-asian="14pt"/>
    </style:style>
    <style:style style:name="T6" style:family="text">
      <style:text-properties style:text-position="-8% 58%" style:font-name="Meiryo UI" fo:font-size="14pt" style:font-name-asian="メイリオ1" style:font-size-asian="1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0% 100%" style:font-name="Meiryo UI" fo:font-size="14pt" style:font-name-asian="メイリオ1" style:font-size-asian="14pt"/>
    </style:style>
    <style:style style:name="T11" style:family="text">
      <style:text-properties style:font-name="Meiryo UI" fo:font-size="14pt" fo:font-weight="normal" style:font-name-asian="メイリオ1" style:font-size-asian="14pt" style:font-weight-asian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bold" fo:background-color="transparent" style:font-name-asian="メイリオ2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bfbfbf" loext:opacity="100%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bold" fo:background-color="transparent" style:font-name-asian="メイリオ2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404040" loext:opacity="100%" style:text-line-through-style="none" style:text-line-through-type="none" style:text-position="0% 100%" style:font-name="Segoe UI" fo:font-size="12pt" fo:letter-spacing="normal" fo:font-style="normal" style:text-underline-style="none" fo:font-weight="normal" fo:background-color="transparent" style:font-name-asian="メイリオ2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Segoe UI" fo:font-size="12pt" fo:letter-spacing="normal" fo:font-style="normal" style:text-underline-style="none" fo:font-weight="normal" fo:background-color="transparent" style:font-name-asian="メイリオ2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Segoe UI" fo:font-size="12pt" fo:letter-spacing="normal" fo:language="en" fo:country="US" fo:font-style="normal" style:text-underline-style="none" fo:font-weight="bold" fo:background-color="transparent" style:font-name-asian="メイリオ2" style:font-size-asian="12pt" style:language-asian="ja" style:country-asian="JP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786cm" svg:y="4.326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188cm" svg:y="4.326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367cm" svg:y="4.326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</draw:page>
      <draw:page draw:name="page3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9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0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1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2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3" draw:text-style-name="P5" draw:layer="layout" svg:width="5.1cm" svg:height="1.2cm" svg:x="1.978cm" svg:y="14.4cm">
          <text:p text:style-name="P5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cm" svg:height="1.2cm" svg:x="3.478cm" svg:y="5.4cm">
          <text:p text:style-name="P5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cm" svg:height="1.2cm" svg:x="7.378cm" svg:y="14.4cm">
          <text:p text:style-name="P5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1cm" svg:height="1.2cm" svg:x="15.578cm" svg:y="14.4cm">
          <text:p text:style-name="P5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5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6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7" draw:text-style-name="P6" draw:layer="layout" svg:x1="9.178cm" svg:y1="6cm" svg:x2="14.378cm" svg:y2="6cm">
          <text:p/>
        </draw:line>
        <draw:line draw:style-name="gr18" draw:text-style-name="P6" draw:layer="layout" svg:x1="14.378cm" svg:y1="6cm" svg:x2="14.378cm" svg:y2="8.9cm">
          <text:p/>
        </draw:line>
        <draw:line draw:style-name="gr19" draw:text-style-name="P6" draw:layer="layout" svg:x1="23.278cm" svg:y1="9.2cm" svg:x2="16.078cm" svg:y2="9.2cm">
          <text:p/>
        </draw:line>
        <draw:line draw:style-name="gr17" draw:text-style-name="P6" draw:layer="layout" svg:x1="23.278cm" svg:y1="9.2cm" svg:x2="23.3cm" svg:y2="16.4cm">
          <text:p/>
        </draw:line>
        <draw:line draw:style-name="gr17" draw:text-style-name="P6" draw:layer="layout" svg:x1="9.6cm" svg:y1="16.4cm" svg:x2="23.278cm" svg:y2="16.4cm">
          <text:p/>
        </draw:line>
        <draw:line draw:style-name="gr17" draw:text-style-name="P6" draw:layer="layout" svg:x1="9.6cm" svg:y1="15.6cm" svg:x2="9.6cm" svg:y2="16.4cm">
          <text:p/>
        </draw:line>
        <draw:line draw:style-name="gr17" draw:text-style-name="P6" draw:layer="layout" svg:x1="17.878cm" svg:y1="15.6cm" svg:x2="17.9cm" svg:y2="16.4cm">
          <text:p/>
        </draw:line>
        <draw:line draw:style-name="gr17" draw:text-style-name="P6" draw:layer="layout" svg:x1="1.4cm" svg:y1="8.2cm" svg:x2="1.4cm" svg:y2="15cm">
          <text:p/>
        </draw:line>
        <draw:line draw:style-name="gr17" draw:text-style-name="P6" draw:layer="layout" svg:x1="1.4cm" svg:y1="15cm" svg:x2="2cm" svg:y2="15cm">
          <text:p/>
        </draw:line>
        <draw:line draw:style-name="gr19" draw:text-style-name="P6" draw:layer="layout" svg:x1="1.4cm" svg:y1="8.2cm" svg:x2="4.9cm" svg:y2="8.2cm">
          <text:p/>
        </draw:line>
        <draw:frame draw:style-name="gr20" draw:text-style-name="P7" draw:layer="layout" svg:width="0.997cm" svg:height="1cm" svg:x="2.1cm" svg:y="13.2cm">
          <draw:text-box>
            <text:p><text:span text:style-name="T2">①</text:span></text:p>
          </draw:text-box>
        </draw:frame>
        <draw:frame draw:style-name="gr21" draw:text-style-name="P7" draw:layer="layout" svg:width="0.997cm" svg:height="0.992cm" svg:x="1.3cm" svg:y="10.208cm">
          <draw:text-box draw:corner-radius="0.137cm">
            <text:p><text:span text:style-name="T2">②</text:span></text:p>
          </draw:text-box>
        </draw:frame>
        <draw:frame draw:style-name="gr22" draw:text-style-name="P7" draw:layer="layout" svg:width="0.997cm" svg:height="0.797cm" svg:x="15.203cm" svg:y="13.4cm">
          <draw:text-box>
            <text:p><text:span text:style-name="T2">⑦</text:span></text:p>
          </draw:text-box>
        </draw:frame>
        <draw:frame draw:style-name="gr21" draw:text-style-name="P8" draw:layer="layout" svg:width="0.997cm" svg:height="0.992cm" svg:x="11cm" svg:y="5.2cm">
          <draw:text-box>
            <text:p><text:span text:style-name="T3">④</text:span></text:p>
          </draw:text-box>
        </draw:frame>
        <draw:frame draw:style-name="gr21" draw:text-style-name="P9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23" draw:text-style-name="P9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24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22" draw:text-style-name="P7" draw:layer="layout" svg:width="0.997cm" svg:height="0.797cm" svg:x="3.903cm" svg:y="6.903cm">
          <draw:text-box>
            <text:p><text:span text:style-name="T2">③</text:span></text:p>
          </draw:text-box>
        </draw:frame>
      </draw:page>
      <draw:page draw:name="page4" draw:style-name="dp1" draw:master-page-name="標準">
        <draw:frame draw:style-name="gr20" draw:text-style-name="P9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25" draw:text-style-name="P10" draw:layer="layout" svg:x1="5.5cm" svg:y1="8.674cm" svg:x2="13.5cm" svg:y2="8.674cm">
          <text:p/>
        </draw:line>
        <draw:line draw:style-name="gr25" draw:text-style-name="P10" draw:layer="layout" svg:x1="7.5cm" svg:y1="6.774cm" svg:x2="7.5cm" svg:y2="12.574cm">
          <text:p/>
        </draw:line>
        <draw:line draw:style-name="gr26" draw:text-style-name="P10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27" draw:text-style-name="P9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27" draw:text-style-name="P9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28" draw:text-style-name="P9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28" draw:text-style-name="P9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29" draw:text-style-name="P9" draw:layer="layout" svg:width="1.5cm" svg:height="0.9cm" svg:x="8.8cm" svg:y="6.4cm">
          <draw:text-box>
            <text:p><text:span text:style-name="T4">+w</text:span></text:p>
          </draw:text-box>
        </draw:frame>
        <draw:line draw:style-name="gr17" draw:text-style-name="P10" draw:layer="layout" svg:x1="-4.4cm" svg:y1="12.6cm" svg:x2="0.7cm" svg:y2="12.6cm">
          <text:p/>
        </draw:line>
        <draw:line draw:style-name="gr17" draw:text-style-name="P10" draw:layer="layout" svg:x1="-1cm" svg:y1="13.9cm" svg:x2="-1cm" svg:y2="15.6cm">
          <text:p/>
        </draw:line>
        <draw:frame draw:style-name="gr28" draw:text-style-name="P9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30" draw:text-style-name="P10" draw:layer="layout" svg:x1="16.1cm" svg:y1="8.7cm" svg:x2="26cm" svg:y2="8.674cm">
          <text:p/>
        </draw:line>
        <draw:line draw:style-name="gr26" draw:text-style-name="P10" draw:layer="layout" svg:x1="21cm" svg:y1="6.774cm" svg:x2="21cm" svg:y2="12.474cm">
          <text:p/>
        </draw:line>
        <draw:frame draw:style-name="gr27" draw:text-style-name="P9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28" draw:text-style-name="P9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31" draw:text-style-name="P10" draw:layer="layout" svg:x1="7.7cm" svg:y1="7.4cm" svg:x2="11.4cm" svg:y2="7.4cm">
          <text:p/>
        </draw:line>
        <draw:line draw:style-name="gr32" draw:text-style-name="P10" draw:layer="layout" svg:x1="19.2cm" svg:y1="12.9cm" svg:x2="22.9cm" svg:y2="12.9cm">
          <text:p/>
        </draw:line>
        <draw:line draw:style-name="gr33" draw:text-style-name="P10" draw:layer="layout" svg:x1="19.2cm" svg:y1="10.1cm" svg:x2="19.2cm" svg:y2="12.9cm">
          <text:p/>
        </draw:line>
        <draw:line draw:style-name="gr34" draw:text-style-name="P10" draw:layer="layout" svg:x1="22.9cm" svg:y1="10.1cm" svg:x2="22.9cm" svg:y2="12.9cm">
          <text:p/>
        </draw:line>
        <draw:frame draw:style-name="gr35" draw:text-style-name="P9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36" draw:text-style-name="P9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  <draw:page draw:name="page5" draw:style-name="dp1" draw:master-page-name="標準">
        <draw:frame draw:style-name="gr37" draw:text-style-name="P11" draw:layer="layout" svg:width="1.992cm" svg:height="4.552cm" svg:x="6.508cm" svg:y="9.148cm">
          <draw:text-box>
            <text:p><text:span text:style-name="T5">[</text:span></text:p>
          </draw:text-box>
        </draw:frame>
        <draw:frame draw:style-name="gr37" draw:text-style-name="P11" draw:layer="layout" svg:width="1.992cm" svg:height="4.552cm" draw:transform="rotate (-3.14159265358979) translate (10.6cm 14.7cm)">
          <draw:text-box>
            <text:p><text:span text:style-name="T5">[</text:span></text:p>
          </draw:text-box>
        </draw:frame>
        <draw:frame draw:style-name="gr37" draw:text-style-name="P11" draw:layer="layout" svg:width="1.992cm" svg:height="4.552cm" draw:transform="rotate (-3.14159265358979) translate (20.892cm 14.652cm)">
          <draw:text-box>
            <text:p><text:span text:style-name="T5">[</text:span></text:p>
          </draw:text-box>
        </draw:frame>
        <draw:g>
          <draw:custom-shape draw:style-name="gr38" draw:text-style-name="P12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3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14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5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42" draw:text-style-name="P9" draw:layer="layout" svg:width="0.803cm" svg:height="3.406cm" svg:x="8.142cm" svg:y="10.134cm">
          <draw:text-box>
            <text:p><text:span text:style-name="T4">r</text:span></text:p>
            <text:p text:style-name="P16"><text:span text:style-name="T4">g</text:span><text:span text:style-name="T4"><text:line-break/></text:span><text:span text:style-name="T4">b</text:span></text:p>
          </draw:text-box>
        </draw:frame>
        <draw:frame draw:style-name="gr43" draw:text-style-name="P9" draw:layer="layout" svg:width="5.4cm" svg:height="3.989cm" svg:x="10.9cm" svg:y="5.811cm">
          <draw:text-box>
            <text:p><text:span text:style-name="T4">a</text:span><text:span text:style-name="T6">11</text:span><text:span text:style-name="T4"> <text:s text:c="5"/>a</text:span><text:span text:style-name="T6">12</text:span><text:span text:style-name="T4"> <text:s text:c="7"/>a</text:span><text:span text:style-name="T6">13</text:span></text:p>
            <text:p text:style-name="P16"><text:span text:style-name="T4">a</text:span><text:span text:style-name="T6">21</text:span><text:span text:style-name="T4"> <text:s text:c="5"/>a</text:span><text:span text:style-name="T6">22</text:span><text:span text:style-name="T4"> <text:s text:c="7"/>a</text:span><text:span text:style-name="T6">23</text:span><text:span text:style-name="T4"><text:line-break/></text:span><text:span text:style-name="T4">a</text:span><text:span text:style-name="T6">31</text:span><text:span text:style-name="T4"> <text:s text:c="5"/>a</text:span><text:span text:style-name="T6">32</text:span><text:span text:style-name="T4"> <text:s text:c="7"/>a</text:span><text:span text:style-name="T6">33</text:span></text:p>
          </draw:text-box>
        </draw:frame>
        <draw:frame draw:style-name="gr44" draw:text-style-name="P9" draw:layer="layout" svg:width="5.002cm" svg:height="3.406cm" svg:x="10.9cm" svg:y="10.034cm">
          <draw:text-box>
            <text:p text:style-name="P17"><text:span text:style-name="T7">a</text:span><text:span text:style-name="T8">11 </text:span><text:span text:style-name="T9">r</text:span><text:span text:style-name="T7"> + a</text:span><text:span text:style-name="T8">12 </text:span><text:span text:style-name="T9">g</text:span><text:span text:style-name="T7"> + a</text:span><text:span text:style-name="T8">13 </text:span><text:span text:style-name="T9">b</text:span></text:p>
            <text:p text:style-name="P16"><text:span text:style-name="T7">a</text:span><text:span text:style-name="T8">21 </text:span><text:span text:style-name="T9">r</text:span><text:span text:style-name="T7"> + a</text:span><text:span text:style-name="T8">22 </text:span><text:span text:style-name="T7">g + a</text:span><text:span text:style-name="T8">23 </text:span><text:span text:style-name="T9">b</text:span><text:span text:style-name="T7"><text:line-break/></text:span><text:span text:style-name="T7">a</text:span><text:span text:style-name="T8">31 </text:span><text:span text:style-name="T9">r</text:span><text:span text:style-name="T4"> + a</text:span><text:span text:style-name="T6">32 </text:span><text:span text:style-name="T4">g + a</text:span><text:span text:style-name="T6">33 </text:span><text:span text:style-name="T10">b</text:span></text:p>
          </draw:text-box>
        </draw:frame>
        <draw:g>
          <draw:custom-shape draw:style-name="gr45" draw:text-style-name="P18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9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11" draw:layer="layout" svg:width="1.992cm" svg:height="4.552cm" svg:x="9.408cm" svg:y="4.848cm">
          <draw:text-box>
            <text:p><text:span text:style-name="T5">[</text:span></text:p>
          </draw:text-box>
        </draw:frame>
        <draw:frame draw:style-name="gr37" draw:text-style-name="P11" draw:layer="layout" svg:width="1.992cm" svg:height="4.552cm" draw:transform="rotate (-3.14159265358979) translate (17.092cm 10.3cm)">
          <draw:text-box>
            <text:p><text:span text:style-name="T5">[</text:span></text:p>
          </draw:text-box>
        </draw:frame>
        <draw:polyline draw:style-name="gr47" draw:text-style-name="P10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47" draw:text-style-name="P10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47" draw:text-style-name="P10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38" draw:text-style-name="P12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0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2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14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1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8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2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8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51" draw:text-style-name="P10" draw:layer="layout" svg:x1="19.5cm" svg:y1="13.1cm" svg:x2="22.6cm" svg:y2="13.1cm">
          <text:p/>
        </draw:line>
        <draw:line draw:style-name="gr51" draw:text-style-name="P10" draw:layer="layout" svg:x1="19.5cm" svg:y1="11.9cm" svg:x2="24.1cm" svg:y2="11.9cm">
          <text:p/>
        </draw:line>
        <draw:line draw:style-name="gr51" draw:text-style-name="P10" draw:layer="layout" svg:x1="19.4cm" svg:y1="10.6cm" svg:x2="25.9cm" svg:y2="10.6cm">
          <text:p/>
        </draw:line>
        <draw:frame draw:style-name="gr52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53" draw:text-style-name="P9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53" draw:text-style-name="P9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53" draw:text-style-name="P23" draw:layer="layout" svg:width="0.8cm" svg:height="0.882cm" svg:x="3.2cm" svg:y="4.6cm">
          <draw:text-box>
            <text:p><text:span text:style-name="T11">B</text:span></text:p>
          </draw:text-box>
        </draw:frame>
        <draw:frame draw:style-name="gr53" draw:text-style-name="P23" draw:layer="layout" svg:width="0.862cm" svg:height="0.882cm" svg:x="1.7cm" svg:y="6.3cm">
          <draw:text-box>
            <text:p><text:span text:style-name="T11">G</text:span></text:p>
          </draw:text-box>
        </draw:frame>
        <draw:frame draw:style-name="gr54" draw:text-style-name="P9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53" draw:text-style-name="P23" draw:layer="layout" svg:width="1cm" svg:height="0.882cm" svg:x="22.8cm" svg:y="10.326cm">
          <draw:text-box>
            <text:p><text:span text:style-name="T11">B’</text:span></text:p>
          </draw:text-box>
        </draw:frame>
        <draw:frame draw:style-name="gr53" draw:text-style-name="P23" draw:layer="layout" svg:width="1.162cm" svg:height="0.882cm" svg:x="21.338cm" svg:y="11.626cm">
          <draw:text-box>
            <text:p><text:span text:style-name="T11">G’</text:span></text:p>
          </draw:text-box>
        </draw:frame>
        <draw:frame draw:style-name="gr55" draw:text-style-name="P9" draw:layer="layout" svg:width="0.93cm" svg:height="3.406cm" svg:x="18.434cm" svg:y="10.186cm">
          <draw:text-box>
            <text:p><text:span text:style-name="T4">r’</text:span></text:p>
            <text:p text:style-name="P16"><text:span text:style-name="T4">g’</text:span><text:span text:style-name="T4"><text:line-break/></text:span><text:span text:style-name="T4">b’</text:span></text:p>
          </draw:text-box>
        </draw:frame>
        <draw:frame draw:style-name="gr37" draw:text-style-name="P11" draw:layer="layout" svg:width="1.992cm" svg:height="4.552cm" svg:x="16.8cm" svg:y="9.1cm">
          <draw:text-box>
            <text:p><text:span text:style-name="T5">[</text:span></text:p>
          </draw:text-box>
        </draw:frame>
        <draw:frame draw:style-name="gr53" draw:text-style-name="P9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52" draw:text-style-name="P9" draw:layer="layout" svg:width="0.913cm" svg:height="0.882cm" svg:x="9cm" svg:y="5.9cm">
          <draw:text-box>
            <text:p><text:span text:style-name="T4">M</text:span></text:p>
          </draw:text-box>
        </draw:frame>
        <draw:frame draw:style-name="gr56" draw:text-style-name="P9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2.3</text:span></text:p>
          </draw:text-box>
        </draw:frame>
      </draw:page>
      <draw:page draw:name="page6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4</text:span></text:p>
          </draw:text-box>
        </draw:frame>
        <draw:custom-shape draw:name="正方形/長方形 5" draw:style-name="gr57" draw:text-style-name="P24" draw:layer="layout" svg:width="3.806cm" svg:height="0.581cm" svg:x="10.3cm" svg:y="8.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58" draw:text-style-name="P25" draw:layer="layout" svg:width="2.688cm" svg:height="0.659cm" svg:x="15.011cm" svg:y="5.22cm">
          <text:p/>
          <draw:enhanced-geometry draw:mirror-horizontal="false" draw:mirror-vertical="false" drawooo:sub-view-size="15435 1525946" draw:text-areas="0 0 ?f258 ?f259" svg:viewBox="0 0 0 0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59" draw:text-style-name="P26" draw:layer="layout" svg:width="0.999cm" svg:height="0.999cm" svg:x="8.993cm" svg:y="6.8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60" draw:text-style-name="P28" draw:layer="layout" svg:width="1.51cm" svg:height="0.759cm" svg:x="8.737cm" svg:y="6.997cm">
          <text:p text:style-name="P27"><text:span text:style-name="T12">1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61" draw:text-style-name="P29" draw:layer="layout" svg:width="0.999cm" svg:height="0.999cm" svg:x="13.607cm" svg:y="5.8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62" draw:text-style-name="P28" draw:layer="layout" svg:width="1.608cm" svg:height="0.759cm" svg:x="13.302cm" svg:y="6.02cm">
          <text:p text:style-name="P27"><text:span text:style-name="T12">2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63" draw:text-style-name="P30" draw:layer="layout" svg:width="0.999cm" svg:height="0.999cm" svg:x="13.607cm" svg:y="10.08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64" draw:text-style-name="P28" draw:layer="layout" svg:width="1.213cm" svg:height="0.759cm" svg:x="13.5cm" svg:y="10.221cm">
          <text:p text:style-name="P27"><text:span text:style-name="T1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59" draw:text-style-name="P26" draw:layer="layout" svg:width="0.999cm" svg:height="0.999cm" svg:x="3.853cm" svg:y="6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59" draw:text-style-name="P26" draw:layer="layout" svg:width="0.999cm" svg:height="0.999cm" svg:x="4.853cm" svg:y="6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59" draw:text-style-name="P26" draw:layer="layout" svg:width="0.999cm" svg:height="0.999cm" svg:x="5.853cm" svg:y="6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59" draw:text-style-name="P26" draw:layer="layout" svg:width="0.999cm" svg:height="0.999cm" svg:x="6.853cm" svg:y="6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59" draw:text-style-name="P26" draw:layer="layout" svg:width="0.999cm" svg:height="0.999cm" svg:x="3.853cm" svg:y="7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59" draw:text-style-name="P26" draw:layer="layout" svg:width="0.999cm" svg:height="0.999cm" svg:x="4.853cm" svg:y="7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59" draw:text-style-name="P26" draw:layer="layout" svg:width="0.999cm" svg:height="0.999cm" svg:x="5.853cm" svg:y="7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59" draw:text-style-name="P26" draw:layer="layout" svg:width="0.999cm" svg:height="0.999cm" svg:x="6.853cm" svg:y="7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59" draw:text-style-name="P26" draw:layer="layout" svg:width="0.999cm" svg:height="0.999cm" svg:x="3.853cm" svg:y="8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59" draw:text-style-name="P26" draw:layer="layout" svg:width="0.999cm" svg:height="0.999cm" svg:x="4.853cm" svg:y="8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59" draw:text-style-name="P26" draw:layer="layout" svg:width="0.999cm" svg:height="0.999cm" svg:x="5.853cm" svg:y="8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59" draw:text-style-name="P26" draw:layer="layout" svg:width="0.999cm" svg:height="0.999cm" svg:x="6.853cm" svg:y="8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59" draw:text-style-name="P26" draw:layer="layout" svg:width="0.999cm" svg:height="0.999cm" svg:x="3.853cm" svg:y="9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59" draw:text-style-name="P26" draw:layer="layout" svg:width="0.999cm" svg:height="0.999cm" svg:x="4.853cm" svg:y="9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59" draw:text-style-name="P26" draw:layer="layout" svg:width="0.999cm" svg:height="0.999cm" svg:x="5.853cm" svg:y="9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59" draw:text-style-name="P26" draw:layer="layout" svg:width="0.999cm" svg:height="0.999cm" svg:x="6.853cm" svg:y="9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65" draw:text-style-name="P28" draw:layer="layout" svg:width="1.743cm" svg:height="0.759cm" svg:x="3.499cm" svg:y="6.393cm">
          <text:p text:style-name="P27"><text:span text:style-name="T12">1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66" draw:text-style-name="P28" draw:layer="layout" svg:width="2.283cm" svg:height="0.759cm" svg:x="5.699cm" svg:y="6.407cm">
          <text:p text:style-name="P27"><text:span text:style-name="T14">・・・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67" draw:text-style-name="P31" draw:layer="layout" svg:width="0.999cm" svg:height="0.999cm" svg:x="17.571cm" svg:y="6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59" draw:text-style-name="P26" draw:layer="layout" svg:width="0.999cm" svg:height="0.999cm" svg:x="18.571cm" svg:y="6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59" draw:text-style-name="P26" draw:layer="layout" svg:width="0.999cm" svg:height="0.999cm" svg:x="19.571cm" svg:y="6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59" draw:text-style-name="P26" draw:layer="layout" svg:width="0.999cm" svg:height="0.999cm" svg:x="20.571cm" svg:y="6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59" draw:text-style-name="P26" draw:layer="layout" svg:width="0.999cm" svg:height="0.999cm" svg:x="17.571cm" svg:y="7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59" draw:text-style-name="P26" draw:layer="layout" svg:width="0.999cm" svg:height="0.999cm" svg:x="18.571cm" svg:y="7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59" draw:text-style-name="P26" draw:layer="layout" svg:width="0.999cm" svg:height="0.999cm" svg:x="19.571cm" svg:y="7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59" draw:text-style-name="P26" draw:layer="layout" svg:width="0.999cm" svg:height="0.999cm" svg:x="20.571cm" svg:y="7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59" draw:text-style-name="P26" draw:layer="layout" svg:width="0.999cm" svg:height="0.999cm" svg:x="17.571cm" svg:y="8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59" draw:text-style-name="P26" draw:layer="layout" svg:width="0.999cm" svg:height="0.999cm" svg:x="18.571cm" svg:y="8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59" draw:text-style-name="P26" draw:layer="layout" svg:width="0.999cm" svg:height="0.999cm" svg:x="19.571cm" svg:y="8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59" draw:text-style-name="P26" draw:layer="layout" svg:width="0.999cm" svg:height="0.999cm" svg:x="20.571cm" svg:y="8.2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59" draw:text-style-name="P26" draw:layer="layout" svg:width="0.999cm" svg:height="0.999cm" svg:x="17.571cm" svg:y="9.2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59" draw:text-style-name="P26" draw:layer="layout" svg:width="0.999cm" svg:height="0.999cm" svg:x="18.571cm" svg:y="9.2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59" draw:text-style-name="P26" draw:layer="layout" svg:width="0.999cm" svg:height="0.999cm" svg:x="19.571cm" svg:y="9.2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59" draw:text-style-name="P26" draw:layer="layout" svg:width="0.999cm" svg:height="0.999cm" svg:x="20.571cm" svg:y="9.2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68" draw:text-style-name="P28" draw:layer="layout" svg:width="1.611cm" svg:height="0.759cm" svg:x="17.283cm" svg:y="6.391cm">
          <text:p text:style-name="P27"><text:span text:style-name="T12">2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69" draw:text-style-name="P28" draw:layer="layout" svg:width="2.399cm" svg:height="0.759cm" svg:x="19.301cm" svg:y="6.405cm">
          <text:p text:style-name="P27"><text:span text:style-name="T14">・・・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70" draw:text-style-name="P28" draw:layer="layout" svg:width="2.227cm" svg:height="0.758cm" svg:x="11.361cm" svg:y="8.04cm">
          <text:p text:style-name="P27"><text:span text:style-name="T15">閾値 </text:span><text:span text:style-name="T16">1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71" draw:text-style-name="P25" draw:layer="layout" svg:width="4.295cm" svg:height="0.895cm" draw:transform="rotate (-0.111875605052837) translate (4.799cm 5.307cm)">
          <text:p/>
          <draw:enhanced-geometry draw:mirror-horizontal="false" draw:mirror-vertical="false" drawooo:sub-view-size="15435 1525946" draw:text-areas="0 0 ?f258 ?f259" svg:viewBox="0 0 0 0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72" draw:text-style-name="P24" draw:layer="layout" svg:width="1.199cm" svg:height="2.422cm" svg:x="13.514cm" svg:y="7.258cm">
          <text:p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テキスト ボックス 53" draw:style-name="gr73" draw:text-style-name="P28" draw:layer="layout" svg:width="1.213cm" svg:height="0.759cm" svg:x="4.746cm" svg:y="6.372cm">
          <text:p text:style-name="P27"><text:span text:style-name="T12">7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59" draw:text-style-name="P26" draw:layer="layout" svg:width="0.999cm" svg:height="0.999cm" svg:x="8.993cm" svg:y="8.8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74" draw:text-style-name="P28" draw:layer="layout" svg:width="1.213cm" svg:height="0.759cm" svg:x="8.886cm" svg:y="8.997cm">
          <text:p text:style-name="P27"><text:span text:style-name="T12">7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75" draw:text-style-name="P25" draw:layer="layout" svg:width="3.914cm" svg:height="0.615cm" draw:transform="rotate (0.526565835326689) translate (5.043cm 9.343cm)">
          <text:p/>
          <draw:enhanced-geometry draw:mirror-horizontal="false" draw:mirror-vertical="true" drawooo:sub-view-size="15435 1525946" draw:text-areas="0 0 ?f258 ?f259" svg:viewBox="0 0 0 0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76" draw:text-style-name="P25" draw:layer="layout" svg:width="3.194cm" svg:height="0.575cm" draw:transform="rotate (0.31398473243378) translate (9.913cm 11.068cm)">
          <text:p/>
          <draw:enhanced-geometry draw:mirror-horizontal="false" draw:mirror-vertical="true" drawooo:sub-view-size="15435 1525946" draw:text-areas="0 0 ?f258 ?f259" svg:viewBox="0 0 0 0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63" draw:text-style-name="P30" draw:layer="layout" svg:width="0.999cm" svg:height="0.999cm" svg:x="18.571cm" svg:y="6.2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77" draw:text-style-name="P28" draw:layer="layout" svg:width="1.213cm" svg:height="0.759cm" svg:x="18.464cm" svg:y="6.393cm">
          <text:p text:style-name="P27"><text:span text:style-name="T13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78" draw:text-style-name="P25" draw:layer="layout" svg:width="5.05cm" svg:height="0.765cm" draw:transform="rotate (-0.611214304048414) translate (15.434cm 7.761cm)">
          <text:p/>
          <draw:enhanced-geometry draw:mirror-horizontal="false" draw:mirror-vertical="true" drawooo:sub-view-size="15435 1525946" draw:text-areas="0 0 ?f258 ?f259" svg:viewBox="0 0 0 0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79" draw:text-style-name="P25" draw:layer="layout" svg:width="3.152cm" svg:height="0.642cm" draw:transform="rotate (0.299498499642227) translate (10.1cm 6.036cm)">
          <text:p/>
          <draw:enhanced-geometry draw:mirror-horizontal="false" draw:mirror-vertical="false" drawooo:sub-view-size="15435 1525946" draw:text-areas="0 0 ?f258 ?f259" svg:viewBox="0 0 0 0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0T20:34:16.557000000</dc:date>
    <meta:editing-duration>PT19H37M32S</meta:editing-duration>
    <meta:editing-cycles>8</meta:editing-cycles>
    <meta:generator>LibreOffice/7.2.7.2$Windows_X86_64 LibreOffice_project/8d71d29d553c0f7dcbfa38fbfda25ee34cce99a2</meta:generator>
    <meta:document-statistic meta:object-count="230"/>
  </office:meta>
</office:document-meta>
</file>